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000000" style:font-name="JetBrains Mono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орогой Дамир здравствуй!</text:p>
      <text:p text:style-name="Standard"/>
      <text:p text:style-name="Standard">Все понятно с объяснением, кроме последнего момента про </text:p>
      <text:p text:style-name="Standard"/>
      <text:p text:style-name="Standard">print(a is b)</text:p>
      <text:p text:style-name="Standard"/>
      <text:p text:style-name="Standard">Домашку сделал по минимуму, вот ссылка на файл в котором будет чуть оптимизированный по расходу памяти код:</text:p>
      <text:p text:style-name="Standard"/>
      <text:p text:style-name="Standard"><text:a xlink:type="simple" xlink:href="https://github.com/Rinatik79/PythonAlgoritms/blob/f542f9a121ebbcd086040afd89781e3af7774d0c/Lesson%203/lesson3-1.py" text:style-name="Internet_20_link" text:visited-style-name="Visited_20_Internet_20_Link">https://github.com/Rinatik79/PythonAlgoritms/blob/f542f9a121ebbcd086040afd89781e3af7774d0c/Lesson%203/lesson3-1.py</text:a></text:p>
      <text:p text:style-name="Standard"/>
      <text:p text:style-name="Standard">Разрядность используемой операционки – 64 бита, Python – 3.9.</text:p>
      <text:p text:style-name="Standard"/>
      <text:p text:style-name="P1">Когда использовали список, то тратилось:</text:p>
      <text:p text:style-name="Standard"/>
      <text:p text:style-name="Standard">int counter – 24 байта (Думаю будет уничтожен при выходе из цикла)</text:p>
      <text:p text:style-name="Standard">int i – 24 байта (Думаю будет уничтожен при выходе из цикла)</text:p>
      <text:p text:style-name="Standard">list divisors – 40 + 8 * 8 + 8 * 24 <text:s/>= 296 байт (Это продержится до самого конца программы)</text:p>
      <text:p text:style-name="Standard"/>
      <text:p text:style-name="P1">итого на пике – 344 байта</text:p>
      <text:p text:style-name="P1"/>
      <text:p text:style-name="P1">Когда использовали кортеж, то тратилось:</text:p>
      <text:p text:style-name="Standard"/>
      <text:p text:style-name="Standard">int counter – 24 байта (Думаю будет уничтожен при выходе из цикла)</text:p>
      <text:p text:style-name="Standard">int i – 24 байта (Думаю будет уничтожен при выходе из цикла)</text:p>
      <text:p text:style-name="Standard">tuple divisors – 24 + 8 * 8 + 8 * 24 <text:s/>= 280 байт (Это продержится до самого конца программы)</text:p>
      <text:p text:style-name="Standard"/>
      <text:p text:style-name="P1">итого на пике – 328 бай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nat Sabitov</meta:initial-creator>
    <meta:creation-date>2021-08-09T11:10:59</meta:creation-date>
    <meta:generator>OpenOffice/4.1.10$Unix OpenOffice.org_project/4110m2$Build-9807</meta:generator>
    <dc:date>2021-08-11T12:12:09</dc:date>
    <dc:creator>Rinat Sabitov</dc:creator>
    <meta:editing-duration>PT18H33M56S</meta:editing-duration>
    <meta:editing-cycles>3</meta:editing-cycles>
    <meta:document-statistic meta:table-count="0" meta:image-count="0" meta:object-count="0" meta:page-count="1" meta:paragraph-count="16" meta:word-count="153" meta:character-count="940"/>
  </office:meta>
</office:document-meta>
</file>